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52in"/>
    </style:style>
    <style:style style:name="co3" style:family="table-column">
      <style:table-column-properties fo:break-before="auto" style:column-width="2.450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4" table:number-rows-spanned="1">
            <text:p>Turn 15</text:p>
          </table:table-cell>
          <table:covered-table-cell table:number-columns-repeated="3"/>
          <table:table-cell/>
        </table:table-row>
        <table:table-row table:style-name="ro1">
          <table:table-cell office:value-type="string">
            <text:p>A71</text:p>
          </table:table-cell>
          <table:table-cell office:value-type="string">
            <text:p>kidnap</text:p>
          </table:table-cell>
          <table:table-cell office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>
            <text:p>e86</text:p>
          </table:table-cell>
          <table:table-cell office:value-type="string">
            <text:p>double</text:p>
          </table:table-cell>
          <table:table-cell office:value-type="string">
            <text:p>success</text:p>
          </table:table-cell>
          <table:table-cell office:value-type="string">
            <text:p>friendly target</text:p>
          </table:table-cell>
          <table:table-cell/>
        </table:table-row>
        <table:table-row table:style-name="ro1">
          <table:table-cell office:value-type="string">
            <text:p>a69</text:p>
          </table:table-cell>
          <table:table-cell office:value-type="string">
            <text:p>kidnap</text:p>
          </table:table-cell>
          <table:table-cell office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>
            <text:p>e64</text:p>
          </table:table-cell>
          <table:table-cell office:value-type="string">
            <text:p>infother</text:p>
          </table:table-cell>
          <table:table-cell office:value-type="string">
            <text:p>success</text:p>
          </table:table-cell>
          <table:table-cell office:value-type="string">
            <text:p>Flip 2734</text:p>
          </table:table-cell>
          <table:table-cell/>
        </table:table-row>
        <table:table-row table:style-name="ro1">
          <table:table-cell office:value-type="string">
            <text:p>a72</text:p>
          </table:table-cell>
          <table:table-cell office:value-type="string">
            <text:p>theft</text:p>
          </table:table-cell>
          <table:table-cell office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>
            <text:p>a70</text:p>
          </table:table-cell>
          <table:table-cell office:value-type="string">
            <text:p>sabo bridge</text:p>
          </table:table-cell>
          <table:table-cell office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>
            <text:p>a69</text:p>
          </table:table-cell>
          <table:table-cell office:value-type="string">
            <text:p>theft</text:p>
          </table:table-cell>
          <table:table-cell office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>
            <text:p>e80</text:p>
          </table:table-cell>
          <table:table-cell office:value-type="string">
            <text:p>double</text:p>
          </table:table-cell>
          <table:table-cell office:value-type="string">
            <text:p>success</text:p>
          </table:table-cell>
          <table:table-cell office:value-type="string">
            <text:p>friendly target</text:p>
          </table:table-cell>
          <table:table-cell/>
        </table:table-row>
        <table:table-row table:style-name="ro1">
          <table:table-cell office:value-type="string">
            <text:p>e68</text:p>
          </table:table-cell>
          <table:table-cell office:value-type="string">
            <text:p>infother</text:p>
          </table:table-cell>
          <table:table-cell office:value-type="string">
            <text:p>success</text:p>
          </table:table-cell>
          <table:table-cell/>
          <table:table-cell office:value-type="string">
            <text:p>73.33% success</text:p>
          </table:table-cell>
        </table:table-row>
        <table:table-row table:style-name="ro1">
          <table:table-cell office:value-type="string">
            <text:p>e77</text:p>
          </table:table-cell>
          <table:table-cell office:value-type="string">
            <text:p>infother</text:p>
          </table:table-cell>
          <table:table-cell office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>
            <text:p>e77</text:p>
          </table:table-cell>
          <table:table-cell office:value-type="string">
            <text:p>infother</text:p>
          </table:table-cell>
          <table:table-cell office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>
            <text:p>a70</text:p>
          </table:table-cell>
          <table:table-cell office:value-type="string">
            <text:p>kidnap</text:p>
          </table:table-cell>
          <table:table-cell office:value-type="string">
            <text:p>fail</text:p>
          </table:table-cell>
          <table:table-cell/>
          <table:table-cell table:style-name="ce2"/>
        </table:table-row>
        <table:table-row table:style-name="ro1">
          <table:table-cell office:value-type="string">
            <text:p>e83</text:p>
          </table:table-cell>
          <table:table-cell office:value-type="string">
            <text:p>double</text:p>
          </table:table-cell>
          <table:table-cell office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>
            <text:p>a68</text:p>
          </table:table-cell>
          <table:table-cell office:value-type="string">
            <text:p>kidnap</text:p>
          </table:table-cell>
          <table:table-cell office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>
            <text:p>a60</text:p>
          </table:table-cell>
          <table:table-cell office:value-type="string">
            <text:p>theft</text:p>
          </table:table-cell>
          <table:table-cell office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table:number-columns-spanned="4" table:number-rows-spanned="1">
            <text:p>Turn 16</text:p>
          </table:table-cell>
          <table:covered-table-cell table:number-columns-repeated="3"/>
          <table:table-cell/>
        </table:table-row>
        <table:table-row table:style-name="ro1">
          <table:table-cell office:value-type="string">
            <text:p>a69</text:p>
          </table:table-cell>
          <table:table-cell office:value-type="string">
            <text:p>kidnap</text:p>
          </table:table-cell>
          <table:table-cell office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>
            <text:p>e68</text:p>
          </table:table-cell>
          <table:table-cell office:value-type="string">
            <text:p>infother</text:p>
          </table:table-cell>
          <table:table-cell office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>
            <text:p>a74</text:p>
          </table:table-cell>
          <table:table-cell office:value-type="string">
            <text:p>kidnap</text:p>
          </table:table-cell>
          <table:table-cell office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>
            <text:p>a69</text:p>
          </table:table-cell>
          <table:table-cell office:value-type="string">
            <text:p>sabo fort</text:p>
          </table:table-cell>
          <table:table-cell office:value-type="string">
            <text:p>fail</text:p>
          </table:table-cell>
          <table:table-cell/>
          <table:table-cell office:value-type="string">
            <text:p>77.78% success</text:p>
          </table:table-cell>
        </table:table-row>
        <table:table-row table:style-name="ro1">
          <table:table-cell office:value-type="string">
            <text:p>e82</text:p>
          </table:table-cell>
          <table:table-cell office:value-type="string">
            <text:p>infother</text:p>
          </table:table-cell>
          <table:table-cell office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>
            <text:p>e75</text:p>
          </table:table-cell>
          <table:table-cell office:value-type="string">
            <text:p>infother</text:p>
          </table:table-cell>
          <table:table-cell office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>
            <text:p>a75</text:p>
          </table:table-cell>
          <table:table-cell office:value-type="string">
            <text:p>theft</text:p>
          </table:table-cell>
          <table:table-cell office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>
            <text:p>e79</text:p>
          </table:table-cell>
          <table:table-cell office:value-type="string">
            <text:p>infother</text:p>
          </table:table-cell>
          <table:table-cell office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>
            <text:p>a65</text:p>
          </table:table-cell>
          <table:table-cell office:value-type="string">
            <text:p>theft</text:p>
          </table:table-cell>
          <table:table-cell office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table:number-columns-spanned="4" table:number-rows-spanned="1">
            <text:p>Turn 17</text:p>
          </table:table-cell>
          <table:covered-table-cell table:number-columns-repeated="3"/>
          <table:table-cell/>
        </table:table-row>
        <table:table-row table:style-name="ro1">
          <table:table-cell office:value-type="string">
            <text:p>A71</text:p>
          </table:table-cell>
          <table:table-cell office:value-type="string">
            <text:p>assassinate</text:p>
          </table:table-cell>
          <table:table-cell office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>
            <text:p>a69</text:p>
          </table:table-cell>
          <table:table-cell office:value-type="string">
            <text:p>kidnap</text:p>
          </table:table-cell>
          <table:table-cell office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>
            <text:p>e68</text:p>
          </table:table-cell>
          <table:table-cell office:value-type="string">
            <text:p>double</text:p>
          </table:table-cell>
          <table:table-cell office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>
            <text:p>a76</text:p>
          </table:table-cell>
          <table:table-cell office:value-type="string">
            <text:p>theft</text:p>
          </table:table-cell>
          <table:table-cell office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>
            <text:p>e82</text:p>
          </table:table-cell>
          <table:table-cell office:value-type="string">
            <text:p>double</text:p>
          </table:table-cell>
          <table:table-cell office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>
            <text:p>e75</text:p>
          </table:table-cell>
          <table:table-cell office:value-type="string">
            <text:p>double</text:p>
          </table:table-cell>
          <table:table-cell office:value-type="string">
            <text:p>fail</text:p>
          </table:table-cell>
          <table:table-cell/>
          <table:table-cell office:value-type="string">
            <text:p>46.67% success</text:p>
          </table:table-cell>
        </table:table-row>
        <table:table-row table:style-name="ro1">
          <table:table-cell office:value-type="string">
            <text:p>e68</text:p>
          </table:table-cell>
          <table:table-cell office:value-type="string">
            <text:p>infother</text:p>
          </table:table-cell>
          <table:table-cell office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>
            <text:p>a77</text:p>
          </table:table-cell>
          <table:table-cell office:value-type="string">
            <text:p>theft</text:p>
          </table:table-cell>
          <table:table-cell office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>
            <text:p>e79</text:p>
          </table:table-cell>
          <table:table-cell office:value-type="string">
            <text:p>infother</text:p>
          </table:table-cell>
          <table:table-cell office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>
            <text:p>a72</text:p>
          </table:table-cell>
          <table:table-cell office:value-type="string">
            <text:p>theft</text:p>
          </table:table-cell>
          <table:table-cell office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>
            <text:p>A71</text:p>
          </table:table-cell>
          <table:table-cell office:value-type="string">
            <text:p>theft</text:p>
          </table:table-cell>
          <table:table-cell office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>
            <text:p>a72</text:p>
          </table:table-cell>
          <table:table-cell office:value-type="string">
            <text:p>theft</text:p>
          </table:table-cell>
          <table:table-cell office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>
            <text:p>a56</text:p>
          </table:table-cell>
          <table:table-cell office:value-type="string">
            <text:p>theft</text:p>
          </table:table-cell>
          <table:table-cell office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>
            <text:p>a64</text:p>
          </table:table-cell>
          <table:table-cell office:value-type="string">
            <text:p>theft</text:p>
          </table:table-cell>
          <table:table-cell office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>
            <text:p>c68</text:p>
          </table:table-cell>
          <table:table-cell office:value-type="string">
            <text:p>threat</text:p>
          </table:table-cell>
          <table:table-cell office:value-type="string">
            <text:p>fail</text:p>
          </table:table-cell>
          <table:table-cell office:value-type="string">
            <text:p>camp/-</text:p>
          </table:table-cell>
          <table:table-cell office:value-type="string">
            <text:p>“population center is not an enemy”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5/20/2013</text:date>, <text:time>14:0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0T13:49:23.84</meta:creation-date>
    <dc:date>2013-05-20T14:06:12.30</dc:date>
    <meta:editing-duration>PT1M38S</meta:editing-duration>
    <meta:editing-cycles>1</meta:editing-cycles>
    <meta:document-statistic meta:table-count="3" meta:cell-count="128" meta:object-count="0"/>
    <meta:generator>OpenOffice.org/3.4$Win32 OpenOffice.org_project/340m1$Build-9590</meta:generator>
  </office:meta>
</office:document-meta>
</file>